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9"/>
    <style:style style:name="P3" style:family="paragraph" style:parent-style-name="Standard" style:list-style-name="L10"/>
    <style:style style:name="P4" style:family="paragraph" style:parent-style-name="Standard" style:list-style-name="L11"/>
    <style:style style:name="P5" style:family="paragraph" style:parent-style-name="Standard" style:list-style-name="L13"/>
    <style:style style:name="P6" style:family="paragraph" style:parent-style-name="Standard" style:list-style-name="L14"/>
    <style:style style:name="P7" style:family="paragraph" style:parent-style-name="Standard" style:list-style-name="L15"/>
    <style:style style:name="P8" style:family="paragraph" style:parent-style-name="Standard" style:list-style-name="L17"/>
    <style:style style:name="P9" style:family="paragraph" style:parent-style-name="Standard" style:list-style-name="L18"/>
    <style:style style:name="P10" style:family="paragraph" style:parent-style-name="Standard" style:list-style-name="L19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1 Añadir Películas.</text:p>
      <text:list xml:id="list2387357296528541928" text:style-name="L9">
        <text:list-item>
          <text:p text:style-name="P2">Crear proyecto Eclipse.</text:p>
        </text:list-item>
        <text:list-item>
          <text:p text:style-name="P2">Crear repositorio remoto.</text:p>
        </text:list-item>
        <text:list-item>
          <text:p text:style-name="P2">Crear entorno movieFlix (BBDD)</text:p>
        </text:list-item>
        <text:list-item>
          <text:p text:style-name="P2">Conector equipo a repositorio remoto.</text:p>
        </text:list-item>
        <text:list-item>
          <text:p text:style-name="P2">Crear ramas sobre las que trabajar.</text:p>
        </text:list-item>
        <text:list-item>
          <text:p text:style-name="P2">Crear paquetes Esclipse: model, control, service, data y utilities.</text:p>
        </text:list-item>
      </text:list>
      <text:list xml:id="list2589287794249501120" text:style-name="L10">
        <text:list-item>
          <text:p text:style-name="P3">Crear la clase película (model) – Atributos: String nombre, <text:s/>int angnoEstreno, Enum Categoría: POLICIACA, ROMANTICA, AVENTURA, COMEDIA, ANIMACION, THRILLER.</text:p>
        </text:list-item>
        <text:list-item>
          <text:p text:style-name="P3">Crear la tabla películas BBDD – Crear campos atributos de clase, PK_IdPelicula A.I.(AutoIncremental)</text:p>
        </text:list-item>
        <text:list-item>
          <text:p text:style-name="P3">Crear clase Gestor BBDD (data) – Importar librería JDBC:</text:p>
        </text:list-item>
      </text:list>
      <text:list xml:id="list6733068720785593551" text:style-name="L11">
        <text:list-item>
          <text:list>
            <text:list-item>
              <text:p text:style-name="P4">Crear método estableceConexion(): Connection(stastic).</text:p>
              <text:list>
                <text:list-item>
                  <text:p text:style-name="P4">Controlar exception.</text:p>
                </text:list-item>
              </text:list>
            </text:list-item>
            <text:list-item>
              <text:p text:style-name="P4">Crear metodo insertarPelicula(Pelicula p): void.</text:p>
              <text:list>
                <text:list-item>
                  <text:p text:style-name="P4">Establecer conexión statement – insert.</text:p>
                </text:list-item>
              </text:list>
            </text:list-item>
          </text:list>
        </text:list-item>
        <text:list-item>
          <text:p text:style-name="P4">Crear clase ServicioPelicula(services).</text:p>
          <text:list>
            <text:list-item>
              <text:p text:style-name="P4">Crear metodo insertarPelicula(Pelicula p) – void.</text:p>
              <text:list>
                <text:list-item>
                  <text:p text:style-name="P4">Gestor BBDD.insertarPelicula(p).</text:p>
                </text:list-item>
              </text:list>
            </text:list-item>
          </text:list>
        </text:list-item>
      </text:list>
      <text:p text:style-name="Standard">2.1 Añadir usuario.</text:p>
      <text:list xml:id="list9031998443523599834" text:style-name="L13">
        <text:list-item>
          <text:p text:style-name="P5">Crear la clase Usuario (model) – Atributos: String nombreCompleto, (Date) fechaDeNacimiento, (String) CiudadDeResidencia, set &lt;enumCategoria&gt;</text:p>
        </text:list-item>
        <text:list-item>
          <text:p text:style-name="P5">Crear tabla Usuarios BBDD – crear campos de clase + PK_IdUsuario AI.</text:p>
        </text:list-item>
        <text:list-item>
          <text:p text:style-name="P5">Gestor BBDD:</text:p>
          <text:list>
            <text:list-item>
              <text:p text:style-name="P5">Crear método insertarUsusario(Usuario u): void.</text:p>
            </text:list-item>
          </text:list>
        </text:list-item>
      </text:list>
      <text:list xml:id="list8081424624528825839" text:style-name="L3">
        <text:list-item>
          <text:p text:style-name="P1">Establecer conexión.</text:p>
        </text:list-item>
        <text:list-item>
          <text:p text:style-name="P1">Statement.</text:p>
        </text:list-item>
      </text:list>
      <text:list xml:id="list7936962111131901687" text:style-name="L14">
        <text:list-item>
          <text:p text:style-name="P6">Crear la clase ServisioUsuario (services).</text:p>
          <text:list>
            <text:list-item>
              <text:p text:style-name="P6">Crear método insertarUsusario(Usuario u).</text:p>
              <text:list>
                <text:list-item>
                  <text:p text:style-name="P6">Gestor de BBDD.insertarUsuario(u).</text:p>
                </text:list-item>
              </text:list>
            </text:list-item>
          </text:list>
        </text:list-item>
      </text:list>
      <text:p text:style-name="Standard">2.6 Listar películas accesibles.</text:p>
      <text:list xml:id="list7763447675987714352" text:style-name="L18">
        <text:list-item>
          <text:p text:style-name="P9">Gestor BBDD:</text:p>
          <text:list>
            <text:list-item>
              <text:p text:style-name="P9">Crear método devuelveListaAccesibles(Ususario u): ArrayList &lt;Pelicula&gt;(static).</text:p>
            </text:list-item>
          </text:list>
        </text:list-item>
      </text:list>
      <text:list xml:id="list4941019341260861043" text:style-name="L15">
        <text:list-item>
          <text:p text:style-name="P7">establecerConexion().</text:p>
        </text:list-item>
        <text:list-item>
          <text:p text:style-name="P7">Statement (SELECT <text:s/>WHERE u.getCategorias = peliculas.categorias.</text:p>
        </text:list-item>
      </text:list>
      <text:list xml:id="list6097028629115354728" text:style-name="L17">
        <text:list-item>
          <text:p text:style-name="P8">Crear clase servicioListados(services).</text:p>
          <text:list>
            <text:list-item>
              <text:p text:style-name="P8">Crear método devolverListaAccesibles(Usuario u): ArrayList&lt;Pelicula&gt;(static).</text:p>
              <text:list>
                <text:list-item>
                  <text:p text:style-name="P8">GestorBBDD devolverListaAccesibles(u).</text:p>
                </text:list-item>
              </text:list>
            </text:list-item>
          </text:list>
        </text:list-item>
        <text:list-item>
          <text:p text:style-name="P8">(Import lib logger).</text:p>
        </text:list-item>
        <text:list-item>
          <text:p text:style-name="P8">Crear clase Mostrar (control).</text:p>
          <text:list>
            <text:list-item>
              <text:p text:style-name="P8">Crear método listaAccesible( Usuario u): void (static).</text:p>
              <text:list>
                <text:list-item>
                  <text:p text:style-name="P8">Print* servicioListados.devolverListaAccesibles().</text:p>
                </text:list-item>
              </text:list>
            </text:list-item>
          </text:list>
        </text:list-item>
      </text:list>
      <text:p text:style-name="Standard">3.4. Listar Películas completo.</text:p>
      <text:list xml:id="list4361704202723217968" text:style-name="L19">
        <text:list-item>
          <text:p text:style-name="P10">Gestor BBDD.</text:p>
          <text:list>
            <text:list-item>
              <text:p text:style-name="P10">Crear método devuelve devo9lverListaCompletarPeliculas(Usuario u): ArrayList &lt;Pelicula&gt; (Static)</text:p>
              <text:p text:style-name="P10">1. establecerConexion()).</text:p>
              <text:p text:style-name="P10">2. Statement (SELECT * FROM Peliculas).</text:p>
            </text:list-item>
          </text:list>
        </text:list-item>
        <text:list-item>
          <text:p text:style-name="P10"><text:soft-page-break/>ServicioListados:</text:p>
          <text:list>
            <text:list-item>
              <text:p text:style-name="P10">Crear método devuelverListaCompletaPeliculas(Usuario u): ArrayList &lt;Pelicula&gt;(static).</text:p>
              <text:list>
                <text:list-item>
                  <text:p text:style-name="P10">GestorBBDD.devolverListaCompletaPeliculas(u).</text:p>
                </text:list-item>
              </text:list>
            </text:list-item>
          </text:list>
        </text:list-item>
        <text:list-item>
          <text:p text:style-name="P10">Mostrar</text:p>
          <text:list>
            <text:list-item>
              <text:p text:style-name="P10">Crear método listaCompletaPeliculas(Usuario u): void (static)</text:p>
              <text:list>
                <text:list-item>
                  <text:p text:style-name="P10">Print* ServicioListados.devolverListaCompletaPelicula(u)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30T11:26:05.44</meta:creation-date>
    <dc:date>2019-09-30T12:58:24.27</dc:date>
    <meta:editing-duration>PT1H32M2S</meta:editing-duration>
    <meta:editing-cycles>37</meta:editing-cycles>
    <meta:generator>OpenOffice/4.1.6$Win32 OpenOffice.org_project/416m1$Build-9790</meta:generator>
    <meta:document-statistic meta:table-count="0" meta:image-count="0" meta:object-count="0" meta:page-count="2" meta:paragraph-count="50" meta:word-count="271" meta:character-count="2296"/>
  </office:meta>
</office:document-meta>
</file>